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;[.G61])" office:value-type="float" office:value="98100" calcext:value-type="float">
            <text:p>981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7600" calcext:value-type="float">
            <text:p>7600</text:p>
          </table:table-cell>
          <table:table-cell/>
          <table:table-cell table:formula="of:=[.K29]-60000" office:value-type="float" office:value="120000" calcext:value-type="float">
            <text:p>12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21900" calcext:value-type="float">
            <text:p>219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87600" calcext:value-type="float">
            <text:p>187600</text:p>
          </table:table-cell>
          <table:table-cell table:style-name="ce15" table:formula="of:=SUM([.K23:.K28])" office:value-type="float" office:value="180000" calcext:value-type="float">
            <text:p>18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table:number-columns-repeated="3"/>
          <table:table-cell table:style-name="ce15" table:formula="of:=SUM([.B61:.F61])" office:value-type="float" office:value="16900" calcext:value-type="float">
            <text:p>169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E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F84])" office:value-type="float" office:value="804.761904761905" calcext:value-type="float">
            <text:p>804.761904761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D84])" office:value-type="float" office:value="804.761904761905" calcext:value-type="float">
            <text:p>804.761904761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F84])" office:value-type="float" office:value="804.761904761905" calcext:value-type="float">
            <text:p>804.761904761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804.761904761905" calcext:value-type="float">
            <text:p>804.761904761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804.761904761905" calcext:value-type="float">
            <text:p>804.761904761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3" office:value-type="float" office:value="0" calcext:value-type="float">
            <text:p>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6])" office:value-type="float" office:value="16900" calcext:value-type="float">
            <text:p>16900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0:41:47.683009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5T11:16:57.295551819</dc:date>
    <meta:editing-duration>P10DT22H36M33S</meta:editing-duration>
    <meta:editing-cycles>3356</meta:editing-cycles>
    <meta:generator>LibreOffice/4.2.8.2$Linux_X86_64 LibreOffice_project/420m0$Build-2</meta:generator>
    <meta:document-statistic meta:table-count="20" meta:cell-count="9283" meta:object-count="0"/>
  </office:meta>
</office:document-meta>
</file>